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9.64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est_separate_ds_all_location_lstm_metrics" table:style-name="ta1">
        <table:table-column table:style-name="co1" table:default-cell-style-name="ce1"/>
        <table:table-column table:style-name="co2" table:number-columns-repeated="7" table:default-cell-style-name="ce2"/>
        <table:table-column table:style-name="co3" table:default-cell-style-name="ce2"/>
        <table:table-column table:style-name="co2" table:default-cell-style-name="ce2"/>
        <table:table-row table:style-name="ro1">
          <table:table-cell office:value-type="string" calcext:value-type="string">
            <text:p>letter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F 0.7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Q 0.7</text:p>
          </table:table-cell>
          <table:table-cell table:style-name="ce1" office:value-type="string" calcext:value-type="string">
            <text:p>AA</text:p>
          </table:table-cell>
          <table:table-cell table:style-name="ce1" office:value-type="string" calcext:value-type="string">
            <text:p>AA 0.7</text:p>
          </table:table-cell>
          <table:table-cell table:style-name="ce1" office:value-type="string" calcext:value-type="string">
            <text:p>AI</text:p>
          </table:table-cell>
          <table:table-cell table:style-name="ce1" office:value-type="string" calcext:value-type="string">
            <text:p>AI 0.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office:value-type="float" office:value="0.238198066519687" calcext:value-type="float">
            <text:p>0.238198066519687</text:p>
          </table:table-cell>
          <table:table-cell office:value-type="float" office:value="0.230133212221037" calcext:value-type="float">
            <text:p>0.230133212221037</text:p>
          </table:table-cell>
          <table:table-cell office:value-type="float" office:value="0.689152642727893" calcext:value-type="float">
            <text:p>0.689152642727893</text:p>
          </table:table-cell>
          <table:table-cell office:value-type="float" office:value="0.681613907362994" calcext:value-type="float">
            <text:p>0.681613907362994</text:p>
          </table:table-cell>
          <table:table-cell table:style-name="ce3" office:value-type="float" office:value="0.0489236249395085" calcext:value-type="float">
            <text:p>0.048923624939509</text:p>
          </table:table-cell>
          <table:table-cell office:value-type="float" office:value="0.400327374731706" calcext:value-type="float">
            <text:p>0.400327374731706</text:p>
          </table:table-cell>
          <table:table-cell office:value-type="float" office:value="0.286116048472569" calcext:value-type="float">
            <text:p>0.286116048472569</text:p>
          </table:table-cell>
          <table:table-cell office:value-type="float" office:value="0.983634069767663" calcext:value-type="float">
            <text:p>0.98363406976766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238198066519687" calcext:value-type="float">
            <text:p>0.238198066519687</text:p>
          </table:table-cell>
          <table:table-cell office:value-type="float" office:value="-1" calcext:value-type="float">
            <text:p>-1</text:p>
          </table:table-cell>
          <table:table-cell office:value-type="float" office:value="0.309916161677792" calcext:value-type="float">
            <text:p>0.309916161677792</text:p>
          </table:table-cell>
          <table:table-cell office:value-type="float" office:value="0.869648704616132" calcext:value-type="float">
            <text:p>0.869648704616132</text:p>
          </table:table-cell>
          <table:table-cell office:value-type="float" office:value="0.276951177778918" calcext:value-type="float">
            <text:p>0.276951177778918</text:p>
          </table:table-cell>
          <table:table-cell office:value-type="float" office:value="0.199818743965041" calcext:value-type="float">
            <text:p>0.199818743965041</text:p>
          </table:table-cell>
          <table:table-cell office:value-type="float" office:value="0.950929740129216" calcext:value-type="float">
            <text:p>0.950929740129216</text:p>
          </table:table-cell>
          <table:table-cell office:value-type="float" office:value="0.869648704616132" calcext:value-type="float">
            <text:p>0.869648704616132</text:p>
          </table:table-cell>
          <table:table-cell office:value-type="float" office:value="0.821478321889056" calcext:value-type="float">
            <text:p>0.821478321889056</text:p>
          </table:table-cell>
        </table:table-row>
        <table:table-row table:style-name="ro1">
          <table:table-cell office:value-type="string" calcext:value-type="string">
            <text:p>F 0.7</text:p>
          </table:table-cell>
          <table:table-cell office:value-type="float" office:value="0.230133212221037" calcext:value-type="float">
            <text:p>0.230133212221037</text:p>
          </table:table-cell>
          <table:table-cell office:value-type="float" office:value="0.309916161677792" calcext:value-type="float">
            <text:p>0.309916161677792</text:p>
          </table:table-cell>
          <table:table-cell office:value-type="float" office:value="-1" calcext:value-type="float">
            <text:p>-1</text:p>
          </table:table-cell>
          <table:table-cell office:value-type="float" office:value="0.53154502590659" calcext:value-type="float">
            <text:p>0.53154502590659</text:p>
          </table:table-cell>
          <table:table-cell office:value-type="float" office:value="0.37222174498866" calcext:value-type="float">
            <text:p>0.37222174498866</text:p>
          </table:table-cell>
          <table:table-cell office:value-type="float" office:value="0.608072162012661" calcext:value-type="float">
            <text:p>0.608072162012661</text:p>
          </table:table-cell>
          <table:table-cell office:value-type="float" office:value="0.781836376334016" calcext:value-type="float">
            <text:p>0.781836376334016</text:p>
          </table:table-cell>
          <table:table-cell office:value-type="float" office:value="0.504979474333418" calcext:value-type="float">
            <text:p>0.504979474333418</text:p>
          </table:table-cell>
          <table:table-cell office:value-type="float" office:value="0.350641555029667" calcext:value-type="float">
            <text:p>0.350641555029667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0.689152642727893" calcext:value-type="float">
            <text:p>0.689152642727893</text:p>
          </table:table-cell>
          <table:table-cell office:value-type="float" office:value="0.869648704616132" calcext:value-type="float">
            <text:p>0.869648704616132</text:p>
          </table:table-cell>
          <table:table-cell office:value-type="float" office:value="0.53154502590659" calcext:value-type="float">
            <text:p>0.53154502590659</text:p>
          </table:table-cell>
          <table:table-cell office:value-type="float" office:value="-1" calcext:value-type="float">
            <text:p>-1</text:p>
          </table:table-cell>
          <table:table-cell office:value-type="float" office:value="0.472783086120158" calcext:value-type="float">
            <text:p>0.472783086120158</text:p>
          </table:table-cell>
          <table:table-cell office:value-type="float" office:value="0.203440068123692" calcext:value-type="float">
            <text:p>0.203440068123692</text:p>
          </table:table-cell>
          <table:table-cell office:value-type="float" office:value="0.593798003417524" calcext:value-type="float">
            <text:p>0.593798003417524</text:p>
          </table:table-cell>
          <table:table-cell office:value-type="float" office:value="0.97545325641367" calcext:value-type="float">
            <text:p>0.97545325641367</text:p>
          </table:table-cell>
          <table:table-cell office:value-type="float" office:value="0.600915937597259" calcext:value-type="float">
            <text:p>0.600915937597259</text:p>
          </table:table-cell>
        </table:table-row>
        <table:table-row table:style-name="ro1">
          <table:table-cell office:value-type="string" calcext:value-type="string">
            <text:p>Q 0.7</text:p>
          </table:table-cell>
          <table:table-cell office:value-type="float" office:value="0.681613907362994" calcext:value-type="float">
            <text:p>0.681613907362994</text:p>
          </table:table-cell>
          <table:table-cell office:value-type="float" office:value="0.276951177778918" calcext:value-type="float">
            <text:p>0.276951177778918</text:p>
          </table:table-cell>
          <table:table-cell office:value-type="float" office:value="0.37222174498866" calcext:value-type="float">
            <text:p>0.37222174498866</text:p>
          </table:table-cell>
          <table:table-cell office:value-type="float" office:value="0.472783086120158" calcext:value-type="float">
            <text:p>0.472783086120158</text:p>
          </table:table-cell>
          <table:table-cell office:value-type="float" office:value="-1" calcext:value-type="float">
            <text:p>-1</text:p>
          </table:table-cell>
          <table:table-cell office:value-type="float" office:value="0.0605252544284247" calcext:value-type="float">
            <text:p>0.060525254428425</text:p>
          </table:table-cell>
          <table:table-cell office:value-type="float" office:value="0.388935310912366" calcext:value-type="float">
            <text:p>0.388935310912366</text:p>
          </table:table-cell>
          <table:table-cell office:value-type="float" office:value="0.276951177778918" calcext:value-type="float">
            <text:p>0.276951177778918</text:p>
          </table:table-cell>
          <table:table-cell office:value-type="float" office:value="0.837469853098849" calcext:value-type="float">
            <text:p>0.837469853098849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table:style-name="ce3" office:value-type="float" office:value="0.0489236249395085" calcext:value-type="float">
            <text:p>0.048923624939509</text:p>
          </table:table-cell>
          <table:table-cell office:value-type="float" office:value="0.199818743965041" calcext:value-type="float">
            <text:p>0.199818743965041</text:p>
          </table:table-cell>
          <table:table-cell office:value-type="float" office:value="0.608072162012661" calcext:value-type="float">
            <text:p>0.608072162012661</text:p>
          </table:table-cell>
          <table:table-cell office:value-type="float" office:value="0.203440068123692" calcext:value-type="float">
            <text:p>0.203440068123692</text:p>
          </table:table-cell>
          <table:table-cell office:value-type="float" office:value="0.0605252544284247" calcext:value-type="float">
            <text:p>0.060525254428425</text:p>
          </table:table-cell>
          <table:table-cell office:value-type="float" office:value="-1" calcext:value-type="float">
            <text:p>-1</text:p>
          </table:table-cell>
          <table:table-cell office:value-type="float" office:value="0.45402128791204" calcext:value-type="float">
            <text:p>0.45402128791204</text:p>
          </table:table-cell>
          <table:table-cell office:value-type="float" office:value="0.406097835468131" calcext:value-type="float">
            <text:p>0.406097835468131</text:p>
          </table:table-cell>
          <table:table-cell office:value-type="float" office:value="0.286116048472569" calcext:value-type="float">
            <text:p>0.286116048472569</text:p>
          </table:table-cell>
        </table:table-row>
        <table:table-row table:style-name="ro1">
          <table:table-cell office:value-type="string" calcext:value-type="string">
            <text:p>AA 0.7</text:p>
          </table:table-cell>
          <table:table-cell office:value-type="float" office:value="0.400327374731706" calcext:value-type="float">
            <text:p>0.400327374731706</text:p>
          </table:table-cell>
          <table:table-cell office:value-type="float" office:value="0.950929740129216" calcext:value-type="float">
            <text:p>0.950929740129216</text:p>
          </table:table-cell>
          <table:table-cell office:value-type="float" office:value="0.781836376334016" calcext:value-type="float">
            <text:p>0.781836376334016</text:p>
          </table:table-cell>
          <table:table-cell office:value-type="float" office:value="0.593798003417524" calcext:value-type="float">
            <text:p>0.593798003417524</text:p>
          </table:table-cell>
          <table:table-cell office:value-type="float" office:value="0.388935310912366" calcext:value-type="float">
            <text:p>0.388935310912366</text:p>
          </table:table-cell>
          <table:table-cell office:value-type="float" office:value="0.45402128791204" calcext:value-type="float">
            <text:p>0.45402128791204</text:p>
          </table:table-cell>
          <table:table-cell office:value-type="float" office:value="-1" calcext:value-type="float">
            <text:p>-1</text:p>
          </table:table-cell>
          <table:table-cell office:value-type="float" office:value="0.869648704616132" calcext:value-type="float">
            <text:p>0.869648704616132</text:p>
          </table:table-cell>
          <table:table-cell office:value-type="float" office:value="0.651782002976663" calcext:value-type="float">
            <text:p>0.651782002976663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float" office:value="0.286116048472569" calcext:value-type="float">
            <text:p>0.286116048472569</text:p>
          </table:table-cell>
          <table:table-cell office:value-type="float" office:value="0.869648704616132" calcext:value-type="float">
            <text:p>0.869648704616132</text:p>
          </table:table-cell>
          <table:table-cell office:value-type="float" office:value="0.504979474333418" calcext:value-type="float">
            <text:p>0.504979474333418</text:p>
          </table:table-cell>
          <table:table-cell office:value-type="float" office:value="0.97545325641367" calcext:value-type="float">
            <text:p>0.97545325641367</text:p>
          </table:table-cell>
          <table:table-cell office:value-type="float" office:value="0.276951177778918" calcext:value-type="float">
            <text:p>0.276951177778918</text:p>
          </table:table-cell>
          <table:table-cell office:value-type="float" office:value="0.406097835468131" calcext:value-type="float">
            <text:p>0.406097835468131</text:p>
          </table:table-cell>
          <table:table-cell office:value-type="float" office:value="0.869648704616132" calcext:value-type="float">
            <text:p>0.869648704616132</text:p>
          </table:table-cell>
          <table:table-cell office:value-type="float" office:value="-1" calcext:value-type="float">
            <text:p>-1</text:p>
          </table:table-cell>
          <table:table-cell office:value-type="float" office:value="0.37774280400947" calcext:value-type="float">
            <text:p>0.37774280400947</text:p>
          </table:table-cell>
        </table:table-row>
        <table:table-row table:style-name="ro1">
          <table:table-cell office:value-type="string" calcext:value-type="string">
            <text:p>AI 0.7</text:p>
          </table:table-cell>
          <table:table-cell office:value-type="float" office:value="0.983634069767663" calcext:value-type="float">
            <text:p>0.983634069767663</text:p>
          </table:table-cell>
          <table:table-cell office:value-type="float" office:value="0.821478321889056" calcext:value-type="float">
            <text:p>0.821478321889056</text:p>
          </table:table-cell>
          <table:table-cell office:value-type="float" office:value="0.350641555029667" calcext:value-type="float">
            <text:p>0.350641555029667</text:p>
          </table:table-cell>
          <table:table-cell office:value-type="float" office:value="0.600915937597259" calcext:value-type="float">
            <text:p>0.600915937597259</text:p>
          </table:table-cell>
          <table:table-cell office:value-type="float" office:value="0.837469853098849" calcext:value-type="float">
            <text:p>0.837469853098849</text:p>
          </table:table-cell>
          <table:table-cell office:value-type="float" office:value="0.286116048472569" calcext:value-type="float">
            <text:p>0.286116048472569</text:p>
          </table:table-cell>
          <table:table-cell office:value-type="float" office:value="0.651782002976663" calcext:value-type="float">
            <text:p>0.651782002976663</text:p>
          </table:table-cell>
          <table:table-cell office:value-type="float" office:value="0.37774280400947" calcext:value-type="float">
            <text:p>0.37774280400947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1T09:50:19.790871992</dc:date>
    <meta:editing-duration>PT1M39S</meta:editing-duration>
    <meta:editing-cycles>1</meta:editing-cycles>
    <meta:generator>LibreOffice/6.0.7.3$Linux_X86_64 LibreOffice_project/00m0$Build-3</meta:generator>
    <meta:document-statistic meta:table-count="1" meta:cell-count="100" meta:object-count="0"/>
  </office:meta>
</office:document-meta>
</file>